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05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51.31pt"/>
    </style:style>
    <style:style style:name="co6" style:family="table-column">
      <style:table-column-properties fo:break-before="auto" style:column-width="57.06pt"/>
    </style:style>
    <style:style style:name="co7" style:family="table-column">
      <style:table-column-properties fo:break-before="auto" style:column-width="20.3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tu3_d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float" office:value="3.000008552" calcext:value-type="float">
            <text:p>3.00000855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50695" calcext:value-type="float">
            <text:p>2.050695</text:p>
          </table:table-cell>
          <table:table-cell/>
          <table:table-cell office:value-type="float" office:value="10.253476" calcext:value-type="float">
            <text:p>10.25347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.000008552" calcext:value-type="float">
            <text:p>6.00000855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37441" calcext:value-type="float">
            <text:p>1.837441</text:p>
          </table:table-cell>
          <table:table-cell/>
          <table:table-cell office:value-type="float" office:value="9.187204" calcext:value-type="float">
            <text:p>9.18720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.000008552" calcext:value-type="float">
            <text:p>9.00000855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339631" calcext:value-type="float">
            <text:p>2.339631</text:p>
          </table:table-cell>
          <table:table-cell/>
          <table:table-cell office:value-type="float" office:value="11.698156" calcext:value-type="float">
            <text:p>11.69815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.000008552" calcext:value-type="float">
            <text:p>12.00000855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72392" calcext:value-type="float">
            <text:p>2.172392</text:p>
          </table:table-cell>
          <table:table-cell/>
          <table:table-cell office:value-type="float" office:value="10.861962" calcext:value-type="float">
            <text:p>10.86196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.000008552" calcext:value-type="float">
            <text:p>15.00000855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62948" calcext:value-type="float">
            <text:p>1.862948</text:p>
          </table:table-cell>
          <table:table-cell/>
          <table:table-cell office:value-type="float" office:value="9.314738" calcext:value-type="float">
            <text:p>9.31473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.000008552" calcext:value-type="float">
            <text:p>18.00000855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46422" calcext:value-type="float">
            <text:p>2.046422</text:p>
          </table:table-cell>
          <table:table-cell/>
          <table:table-cell office:value-type="float" office:value="10.232108" calcext:value-type="float">
            <text:p>10.23210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.000008552" calcext:value-type="float">
            <text:p>21.00000855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613712" calcext:value-type="float">
            <text:p>1.613712</text:p>
          </table:table-cell>
          <table:table-cell/>
          <table:table-cell office:value-type="float" office:value="8.068562" calcext:value-type="float">
            <text:p>8.06856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.000008552" calcext:value-type="float">
            <text:p>24.00000855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56514" calcext:value-type="float">
            <text:p>1.956514</text:p>
          </table:table-cell>
          <table:table-cell/>
          <table:table-cell office:value-type="float" office:value="9.782568" calcext:value-type="float">
            <text:p>9.78256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.000008552" calcext:value-type="float">
            <text:p>27.000008552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35093" calcext:value-type="float">
            <text:p>1.735093</text:p>
          </table:table-cell>
          <table:table-cell/>
          <table:table-cell office:value-type="float" office:value="8.675466" calcext:value-type="float">
            <text:p>8.67546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.000008552" calcext:value-type="float">
            <text:p>30.00000855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6093" calcext:value-type="float">
            <text:p>1.76093</text:p>
          </table:table-cell>
          <table:table-cell/>
          <table:table-cell office:value-type="float" office:value="8.804648" calcext:value-type="float">
            <text:p>8.80464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.000008552" calcext:value-type="float">
            <text:p>33.000008552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666845" calcext:value-type="float">
            <text:p>1.666845</text:p>
          </table:table-cell>
          <table:table-cell/>
          <table:table-cell office:value-type="float" office:value="8.334223" calcext:value-type="float">
            <text:p>8.33422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.000008552" calcext:value-type="float">
            <text:p>36.00000855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318056" calcext:value-type="float">
            <text:p>1.318056</text:p>
          </table:table-cell>
          <table:table-cell/>
          <table:table-cell office:value-type="float" office:value="6.590278" calcext:value-type="float">
            <text:p>6.59027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.000008552" calcext:value-type="float">
            <text:p>39.0000085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774556" calcext:value-type="float">
            <text:p>2.774556</text:p>
          </table:table-cell>
          <table:table-cell/>
          <table:table-cell office:value-type="float" office:value="13.872781" calcext:value-type="float">
            <text:p>13.87278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.000008552" calcext:value-type="float">
            <text:p>42.00000855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81315" calcext:value-type="float">
            <text:p>2.181315</text:p>
          </table:table-cell>
          <table:table-cell/>
          <table:table-cell office:value-type="float" office:value="10.906573" calcext:value-type="float">
            <text:p>10.90657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.000008552" calcext:value-type="float">
            <text:p>45.00000855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89819" calcext:value-type="float">
            <text:p>2.189819</text:p>
          </table:table-cell>
          <table:table-cell/>
          <table:table-cell office:value-type="float" office:value="10.949095" calcext:value-type="float">
            <text:p>10.94909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.000008552" calcext:value-type="float">
            <text:p>48.00000855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40615" calcext:value-type="float">
            <text:p>1.840615</text:p>
          </table:table-cell>
          <table:table-cell/>
          <table:table-cell office:value-type="float" office:value="9.203075" calcext:value-type="float">
            <text:p>9.20307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.000008552" calcext:value-type="float">
            <text:p>51.000008552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24897" calcext:value-type="float">
            <text:p>1.724897</text:p>
          </table:table-cell>
          <table:table-cell/>
          <table:table-cell office:value-type="float" office:value="8.624485" calcext:value-type="float">
            <text:p>8.62448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.000008552" calcext:value-type="float">
            <text:p>54.00000855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11879" calcext:value-type="float">
            <text:p>2.011879</text:p>
          </table:table-cell>
          <table:table-cell/>
          <table:table-cell office:value-type="float" office:value="10.059394" calcext:value-type="float">
            <text:p>10.05939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.000008552" calcext:value-type="float">
            <text:p>57.000008552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96279" calcext:value-type="float">
            <text:p>1.796279</text:p>
          </table:table-cell>
          <table:table-cell/>
          <table:table-cell office:value-type="float" office:value="8.981394" calcext:value-type="float">
            <text:p>8.98139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.000008552" calcext:value-type="float">
            <text:p>60.000008552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1945" calcext:value-type="float">
            <text:p>2.11945</text:p>
          </table:table-cell>
          <table:table-cell/>
          <table:table-cell office:value-type="float" office:value="10.597248" calcext:value-type="float">
            <text:p>10.59724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.000008552" calcext:value-type="float">
            <text:p>63.00000855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67043" calcext:value-type="float">
            <text:p>1.867043</text:p>
          </table:table-cell>
          <table:table-cell/>
          <table:table-cell office:value-type="float" office:value="9.335216" calcext:value-type="float">
            <text:p>9.33521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.000008552" calcext:value-type="float">
            <text:p>66.000008552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60601" calcext:value-type="float">
            <text:p>1.860601</text:p>
          </table:table-cell>
          <table:table-cell/>
          <table:table-cell office:value-type="float" office:value="9.303004" calcext:value-type="float">
            <text:p>9.30300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.000008552" calcext:value-type="float">
            <text:p>69.000008552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62878" calcext:value-type="float">
            <text:p>2.062878</text:p>
          </table:table-cell>
          <table:table-cell/>
          <table:table-cell office:value-type="float" office:value="10.314392" calcext:value-type="float">
            <text:p>10.31439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.000008552" calcext:value-type="float">
            <text:p>72.00000855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225847" calcext:value-type="float">
            <text:p>2.225847</text:p>
          </table:table-cell>
          <table:table-cell/>
          <table:table-cell office:value-type="float" office:value="11.129237" calcext:value-type="float">
            <text:p>11.12923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.000008552" calcext:value-type="float">
            <text:p>75.000008552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51116" calcext:value-type="float">
            <text:p>2.051116</text:p>
          </table:table-cell>
          <table:table-cell/>
          <table:table-cell office:value-type="float" office:value="10.25558" calcext:value-type="float">
            <text:p>10.2555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.000008552" calcext:value-type="float">
            <text:p>78.000008552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232224" calcext:value-type="float">
            <text:p>2.232224</text:p>
          </table:table-cell>
          <table:table-cell/>
          <table:table-cell office:value-type="float" office:value="11.161118" calcext:value-type="float">
            <text:p>11.16111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.000008552" calcext:value-type="float">
            <text:p>81.000008552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84264" calcext:value-type="float">
            <text:p>1.784264</text:p>
          </table:table-cell>
          <table:table-cell/>
          <table:table-cell office:value-type="float" office:value="8.921318" calcext:value-type="float">
            <text:p>8.92131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.000008552" calcext:value-type="float">
            <text:p>84.000008552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23763" calcext:value-type="float">
            <text:p>2.023763</text:p>
          </table:table-cell>
          <table:table-cell/>
          <table:table-cell office:value-type="float" office:value="10.118813" calcext:value-type="float">
            <text:p>10.11881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.000008552" calcext:value-type="float">
            <text:p>87.000008552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635266" calcext:value-type="float">
            <text:p>1.635266</text:p>
          </table:table-cell>
          <table:table-cell/>
          <table:table-cell office:value-type="float" office:value="8.176332" calcext:value-type="float">
            <text:p>8.17633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.000008552" calcext:value-type="float">
            <text:p>90.000008552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73479" calcext:value-type="float">
            <text:p>2.073479</text:p>
          </table:table-cell>
          <table:table-cell/>
          <table:table-cell office:value-type="float" office:value="10.367397" calcext:value-type="float">
            <text:p>10.36739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.000008552" calcext:value-type="float">
            <text:p>93.00000855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320956" calcext:value-type="float">
            <text:p>2.320956</text:p>
          </table:table-cell>
          <table:table-cell/>
          <table:table-cell office:value-type="float" office:value="11.604778" calcext:value-type="float">
            <text:p>11.60477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.000008552" calcext:value-type="float">
            <text:p>96.000008552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605421" calcext:value-type="float">
            <text:p>1.605421</text:p>
          </table:table-cell>
          <table:table-cell/>
          <table:table-cell office:value-type="float" office:value="8.027103" calcext:value-type="float">
            <text:p>8.02710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.000008552" calcext:value-type="float">
            <text:p>99.000008552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4972" calcext:value-type="float">
            <text:p>1.94972</text:p>
          </table:table-cell>
          <table:table-cell/>
          <table:table-cell office:value-type="float" office:value="9.7486" calcext:value-type="float">
            <text:p>9.748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2.000008552" calcext:value-type="float">
            <text:p>102.00000855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441221" calcext:value-type="float">
            <text:p>2.441221</text:p>
          </table:table-cell>
          <table:table-cell/>
          <table:table-cell office:value-type="float" office:value="12.206106" calcext:value-type="float">
            <text:p>12.20610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5.000008552" calcext:value-type="float">
            <text:p>105.000008552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58586" calcext:value-type="float">
            <text:p>2.158586</text:p>
          </table:table-cell>
          <table:table-cell/>
          <table:table-cell office:value-type="float" office:value="10.792928" calcext:value-type="float">
            <text:p>10.79292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8.000008552" calcext:value-type="float">
            <text:p>108.000008552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56568" calcext:value-type="float">
            <text:p>1.56568</text:p>
          </table:table-cell>
          <table:table-cell/>
          <table:table-cell office:value-type="float" office:value="7.828402" calcext:value-type="float">
            <text:p>7.82840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1.000008552" calcext:value-type="float">
            <text:p>111.000008552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29409" calcext:value-type="float">
            <text:p>2.029409</text:p>
          </table:table-cell>
          <table:table-cell/>
          <table:table-cell office:value-type="float" office:value="10.147047" calcext:value-type="float">
            <text:p>10.14704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4.000008552" calcext:value-type="float">
            <text:p>114.000008552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77519" calcext:value-type="float">
            <text:p>2.077519</text:p>
          </table:table-cell>
          <table:table-cell/>
          <table:table-cell office:value-type="float" office:value="10.387597" calcext:value-type="float">
            <text:p>10.38759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7.000008552" calcext:value-type="float">
            <text:p>117.000008552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378226" calcext:value-type="float">
            <text:p>1.378226</text:p>
          </table:table-cell>
          <table:table-cell/>
          <table:table-cell office:value-type="float" office:value="6.891131" calcext:value-type="float">
            <text:p>6.89113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0.000008552" calcext:value-type="float">
            <text:p>120.000008552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629903" calcext:value-type="float">
            <text:p>1.629903</text:p>
          </table:table-cell>
          <table:table-cell/>
          <table:table-cell office:value-type="float" office:value="8.149516" calcext:value-type="float">
            <text:p>8.14951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3.00002196" calcext:value-type="float">
            <text:p>123.00002196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573633" calcext:value-type="float">
            <text:p>1.573633</text:p>
          </table:table-cell>
          <table:table-cell/>
          <table:table-cell office:value-type="float" office:value="7.868165" calcext:value-type="float">
            <text:p>7.86816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6.000008552" calcext:value-type="float">
            <text:p>126.000008552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02942" calcext:value-type="float">
            <text:p>2.102942</text:p>
          </table:table-cell>
          <table:table-cell/>
          <table:table-cell office:value-type="float" office:value="10.514712" calcext:value-type="float">
            <text:p>10.51471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9.000008552" calcext:value-type="float">
            <text:p>129.000008552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653342" calcext:value-type="float">
            <text:p>1.653342</text:p>
          </table:table-cell>
          <table:table-cell/>
          <table:table-cell office:value-type="float" office:value="8.26671" calcext:value-type="float">
            <text:p>8.2667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2.000008552" calcext:value-type="float">
            <text:p>132.00000855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26992" calcext:value-type="float">
            <text:p>1.826992</text:p>
          </table:table-cell>
          <table:table-cell/>
          <table:table-cell office:value-type="float" office:value="9.134959" calcext:value-type="float">
            <text:p>9.13495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5.000008552" calcext:value-type="float">
            <text:p>135.000008552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64632" calcext:value-type="float">
            <text:p>2.164632</text:p>
          </table:table-cell>
          <table:table-cell/>
          <table:table-cell office:value-type="float" office:value="10.823162" calcext:value-type="float">
            <text:p>10.82316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8.000008552" calcext:value-type="float">
            <text:p>138.000008552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448168" calcext:value-type="float">
            <text:p>2.448168</text:p>
          </table:table-cell>
          <table:table-cell/>
          <table:table-cell office:value-type="float" office:value="12.240842" calcext:value-type="float">
            <text:p>12.24084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1.000008552" calcext:value-type="float">
            <text:p>141.000008552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0305" calcext:value-type="float">
            <text:p>2.10305</text:p>
          </table:table-cell>
          <table:table-cell/>
          <table:table-cell office:value-type="float" office:value="10.51525" calcext:value-type="float">
            <text:p>10.5152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4.000008552" calcext:value-type="float">
            <text:p>144.000008552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401883" calcext:value-type="float">
            <text:p>2.401883</text:p>
          </table:table-cell>
          <table:table-cell/>
          <table:table-cell office:value-type="float" office:value="12.009413" calcext:value-type="float">
            <text:p>12.00941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7.000008552" calcext:value-type="float">
            <text:p>147.000008552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81835" calcext:value-type="float">
            <text:p>2.181835</text:p>
          </table:table-cell>
          <table:table-cell/>
          <table:table-cell office:value-type="float" office:value="10.909177" calcext:value-type="float">
            <text:p>10.90917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.000008552" calcext:value-type="float">
            <text:p>150.00000855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71434" calcext:value-type="float">
            <text:p>2.071434</text:p>
          </table:table-cell>
          <table:table-cell/>
          <table:table-cell office:value-type="float" office:value="10.357172" calcext:value-type="float">
            <text:p>10.35717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3.000008552" calcext:value-type="float">
            <text:p>153.000008552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90142" calcext:value-type="float">
            <text:p>1.790142</text:p>
          </table:table-cell>
          <table:table-cell/>
          <table:table-cell office:value-type="float" office:value="8.950711" calcext:value-type="float">
            <text:p>8.95071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6.000008552" calcext:value-type="float">
            <text:p>156.000008552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29395" calcext:value-type="float">
            <text:p>1.729395</text:p>
          </table:table-cell>
          <table:table-cell/>
          <table:table-cell office:value-type="float" office:value="8.646973" calcext:value-type="float">
            <text:p>8.64697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9.000008552" calcext:value-type="float">
            <text:p>159.000008552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76121" calcext:value-type="float">
            <text:p>2.076121</text:p>
          </table:table-cell>
          <table:table-cell/>
          <table:table-cell office:value-type="float" office:value="10.380606" calcext:value-type="float">
            <text:p>10.38060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2.000008552" calcext:value-type="float">
            <text:p>162.000008552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454086" calcext:value-type="float">
            <text:p>2.454086</text:p>
          </table:table-cell>
          <table:table-cell/>
          <table:table-cell office:value-type="float" office:value="12.270428" calcext:value-type="float">
            <text:p>12.27042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5.000008552" calcext:value-type="float">
            <text:p>165.000008552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414642" calcext:value-type="float">
            <text:p>2.414642</text:p>
          </table:table-cell>
          <table:table-cell/>
          <table:table-cell office:value-type="float" office:value="12.073212" calcext:value-type="float">
            <text:p>12.07321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8.000008552" calcext:value-type="float">
            <text:p>168.00000855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651692" calcext:value-type="float">
            <text:p>1.651692</text:p>
          </table:table-cell>
          <table:table-cell/>
          <table:table-cell office:value-type="float" office:value="8.258461" calcext:value-type="float">
            <text:p>8.25846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1.000008552" calcext:value-type="float">
            <text:p>171.000008552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29044" calcext:value-type="float">
            <text:p>2.029044</text:p>
          </table:table-cell>
          <table:table-cell/>
          <table:table-cell office:value-type="float" office:value="10.145221" calcext:value-type="float">
            <text:p>10.14522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4.000008552" calcext:value-type="float">
            <text:p>174.000008552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72019" calcext:value-type="float">
            <text:p>1.772019</text:p>
          </table:table-cell>
          <table:table-cell/>
          <table:table-cell office:value-type="float" office:value="8.860097" calcext:value-type="float">
            <text:p>8.86009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7.000008552" calcext:value-type="float">
            <text:p>177.000008552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02271" calcext:value-type="float">
            <text:p>1.702271</text:p>
          </table:table-cell>
          <table:table-cell/>
          <table:table-cell office:value-type="float" office:value="8.511356" calcext:value-type="float">
            <text:p>8.51135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.000008552" calcext:value-type="float">
            <text:p>180.00000855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85134" calcext:value-type="float">
            <text:p>1.785134</text:p>
          </table:table-cell>
          <table:table-cell/>
          <table:table-cell office:value-type="float" office:value="8.925672" calcext:value-type="float">
            <text:p>8.92567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3.000008552" calcext:value-type="float">
            <text:p>183.000008552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36996" calcext:value-type="float">
            <text:p>1.836996</text:p>
          </table:table-cell>
          <table:table-cell/>
          <table:table-cell office:value-type="float" office:value="9.184978" calcext:value-type="float">
            <text:p>9.18497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6.000008552" calcext:value-type="float">
            <text:p>186.000008552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51488" calcext:value-type="float">
            <text:p>2.051488</text:p>
          </table:table-cell>
          <table:table-cell/>
          <table:table-cell office:value-type="float" office:value="10.257442" calcext:value-type="float">
            <text:p>10.25744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.000008552" calcext:value-type="float">
            <text:p>189.000008552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660963" calcext:value-type="float">
            <text:p>1.660963</text:p>
          </table:table-cell>
          <table:table-cell/>
          <table:table-cell office:value-type="float" office:value="8.304817" calcext:value-type="float">
            <text:p>8.30481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2.000008552" calcext:value-type="float">
            <text:p>192.000008552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338896" calcext:value-type="float">
            <text:p>2.338896</text:p>
          </table:table-cell>
          <table:table-cell/>
          <table:table-cell office:value-type="float" office:value="11.694479" calcext:value-type="float">
            <text:p>11.69447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.000008552" calcext:value-type="float">
            <text:p>195.000008552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75962" calcext:value-type="float">
            <text:p>1.875962</text:p>
          </table:table-cell>
          <table:table-cell/>
          <table:table-cell office:value-type="float" office:value="9.37981" calcext:value-type="float">
            <text:p>9.3798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8.000008552" calcext:value-type="float">
            <text:p>198.000008552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08505" calcext:value-type="float">
            <text:p>2.008505</text:p>
          </table:table-cell>
          <table:table-cell/>
          <table:table-cell office:value-type="float" office:value="10.042524" calcext:value-type="float">
            <text:p>10.04252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.000008552" calcext:value-type="float">
            <text:p>201.000008552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45918" calcext:value-type="float">
            <text:p>2.45918</text:p>
          </table:table-cell>
          <table:table-cell/>
          <table:table-cell office:value-type="float" office:value="12.295898" calcext:value-type="float">
            <text:p>12.29589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4.000008552" calcext:value-type="float">
            <text:p>204.000008552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68814" calcext:value-type="float">
            <text:p>1.968814</text:p>
          </table:table-cell>
          <table:table-cell/>
          <table:table-cell office:value-type="float" office:value="9.844071" calcext:value-type="float">
            <text:p>9.84407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7.000008552" calcext:value-type="float">
            <text:p>207.000008552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314598" calcext:value-type="float">
            <text:p>2.314598</text:p>
          </table:table-cell>
          <table:table-cell/>
          <table:table-cell office:value-type="float" office:value="11.57299" calcext:value-type="float">
            <text:p>11.5729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0.000008552" calcext:value-type="float">
            <text:p>210.000008552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20779" calcext:value-type="float">
            <text:p>1.820779</text:p>
          </table:table-cell>
          <table:table-cell/>
          <table:table-cell office:value-type="float" office:value="9.103897" calcext:value-type="float">
            <text:p>9.10389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3.000008552" calcext:value-type="float">
            <text:p>213.000008552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486326" calcext:value-type="float">
            <text:p>1.486326</text:p>
          </table:table-cell>
          <table:table-cell/>
          <table:table-cell office:value-type="float" office:value="7.431631" calcext:value-type="float">
            <text:p>7.43163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6.000008552" calcext:value-type="float">
            <text:p>216.000008552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92959" calcext:value-type="float">
            <text:p>1.992959</text:p>
          </table:table-cell>
          <table:table-cell/>
          <table:table-cell office:value-type="float" office:value="9.964797" calcext:value-type="float">
            <text:p>9.96479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9.000008552" calcext:value-type="float">
            <text:p>219.000008552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679869" calcext:value-type="float">
            <text:p>1.679869</text:p>
          </table:table-cell>
          <table:table-cell/>
          <table:table-cell office:value-type="float" office:value="8.399345" calcext:value-type="float">
            <text:p>8.39934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2.000008552" calcext:value-type="float">
            <text:p>222.000008552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74237" calcext:value-type="float">
            <text:p>2.074237</text:p>
          </table:table-cell>
          <table:table-cell/>
          <table:table-cell office:value-type="float" office:value="10.371186" calcext:value-type="float">
            <text:p>10.37118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5.000008552" calcext:value-type="float">
            <text:p>225.000008552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516668" calcext:value-type="float">
            <text:p>1.516668</text:p>
          </table:table-cell>
          <table:table-cell/>
          <table:table-cell office:value-type="float" office:value="7.58334" calcext:value-type="float">
            <text:p>7.5833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8.000008552" calcext:value-type="float">
            <text:p>228.000008552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45521" calcext:value-type="float">
            <text:p>2.045521</text:p>
          </table:table-cell>
          <table:table-cell/>
          <table:table-cell office:value-type="float" office:value="10.227606" calcext:value-type="float">
            <text:p>10.22760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1.000008552" calcext:value-type="float">
            <text:p>231.000008552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18127" calcext:value-type="float">
            <text:p>2.118127</text:p>
          </table:table-cell>
          <table:table-cell/>
          <table:table-cell office:value-type="float" office:value="10.590634" calcext:value-type="float">
            <text:p>10.59063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4.000008552" calcext:value-type="float">
            <text:p>234.000008552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357792" calcext:value-type="float">
            <text:p>2.357792</text:p>
          </table:table-cell>
          <table:table-cell/>
          <table:table-cell office:value-type="float" office:value="11.788958" calcext:value-type="float">
            <text:p>11.78895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7.000008552" calcext:value-type="float">
            <text:p>237.000008552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76247" calcext:value-type="float">
            <text:p>1.976247</text:p>
          </table:table-cell>
          <table:table-cell/>
          <table:table-cell office:value-type="float" office:value="9.881237" calcext:value-type="float">
            <text:p>9.88123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0.000008552" calcext:value-type="float">
            <text:p>240.000008552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224858" calcext:value-type="float">
            <text:p>2.224858</text:p>
          </table:table-cell>
          <table:table-cell/>
          <table:table-cell office:value-type="float" office:value="11.124291" calcext:value-type="float">
            <text:p>11.12429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3.000008552" calcext:value-type="float">
            <text:p>243.000008552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58718" calcext:value-type="float">
            <text:p>1.758718</text:p>
          </table:table-cell>
          <table:table-cell/>
          <table:table-cell office:value-type="float" office:value="8.793588" calcext:value-type="float">
            <text:p>8.79358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6.00002196" calcext:value-type="float">
            <text:p>246.00002196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34922" calcext:value-type="float">
            <text:p>1.934922</text:p>
          </table:table-cell>
          <table:table-cell/>
          <table:table-cell office:value-type="float" office:value="9.674609" calcext:value-type="float">
            <text:p>9.67460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9.000008552" calcext:value-type="float">
            <text:p>249.000008552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236045" calcext:value-type="float">
            <text:p>2.236045</text:p>
          </table:table-cell>
          <table:table-cell/>
          <table:table-cell office:value-type="float" office:value="11.180225" calcext:value-type="float">
            <text:p>11.18022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2.000008552" calcext:value-type="float">
            <text:p>252.000008552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37727" calcext:value-type="float">
            <text:p>1.937727</text:p>
          </table:table-cell>
          <table:table-cell/>
          <table:table-cell office:value-type="float" office:value="9.688637" calcext:value-type="float">
            <text:p>9.68863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5.000008552" calcext:value-type="float">
            <text:p>255.000008552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278901" calcext:value-type="float">
            <text:p>2.278901</text:p>
          </table:table-cell>
          <table:table-cell/>
          <table:table-cell office:value-type="float" office:value="11.394505" calcext:value-type="float">
            <text:p>11.39450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8.000008552" calcext:value-type="float">
            <text:p>258.000008552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8273" calcext:value-type="float">
            <text:p>1.98273</text:p>
          </table:table-cell>
          <table:table-cell/>
          <table:table-cell office:value-type="float" office:value="9.913651" calcext:value-type="float">
            <text:p>9.91365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1.000008552" calcext:value-type="float">
            <text:p>261.000008552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2574" calcext:value-type="float">
            <text:p>1.92574</text:p>
          </table:table-cell>
          <table:table-cell/>
          <table:table-cell office:value-type="float" office:value="9.628702" calcext:value-type="float">
            <text:p>9.62870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4.000008552" calcext:value-type="float">
            <text:p>264.000008552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361153" calcext:value-type="float">
            <text:p>2.361153</text:p>
          </table:table-cell>
          <table:table-cell/>
          <table:table-cell office:value-type="float" office:value="11.805765" calcext:value-type="float">
            <text:p>11.80576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7.000008552" calcext:value-type="float">
            <text:p>267.000008552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54112" calcext:value-type="float">
            <text:p>1.854112</text:p>
          </table:table-cell>
          <table:table-cell/>
          <table:table-cell office:value-type="float" office:value="9.270558" calcext:value-type="float">
            <text:p>9.27055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0.000008552" calcext:value-type="float">
            <text:p>270.000008552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68582" calcext:value-type="float">
            <text:p>1.868582</text:p>
          </table:table-cell>
          <table:table-cell/>
          <table:table-cell office:value-type="float" office:value="9.342911" calcext:value-type="float">
            <text:p>9.34291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3.000008552" calcext:value-type="float">
            <text:p>273.00000855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32219" calcext:value-type="float">
            <text:p>2.032219</text:p>
          </table:table-cell>
          <table:table-cell/>
          <table:table-cell office:value-type="float" office:value="10.161093" calcext:value-type="float">
            <text:p>10.16109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6.000008552" calcext:value-type="float">
            <text:p>276.000008552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1595" calcext:value-type="float">
            <text:p>1.71595</text:p>
          </table:table-cell>
          <table:table-cell/>
          <table:table-cell office:value-type="float" office:value="8.57975" calcext:value-type="float">
            <text:p>8.5797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9.000008552" calcext:value-type="float">
            <text:p>279.000008552</text:p>
          </table:table-cell>
          <table:table-cell/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43647" calcext:value-type="float">
            <text:p>1.743647</text:p>
          </table:table-cell>
          <table:table-cell/>
          <table:table-cell office:value-type="float" office:value="8.718237" calcext:value-type="float">
            <text:p>8.71823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2.000008552" calcext:value-type="float">
            <text:p>282.000008552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48408" calcext:value-type="float">
            <text:p>1.848408</text:p>
          </table:table-cell>
          <table:table-cell/>
          <table:table-cell office:value-type="float" office:value="9.242038" calcext:value-type="float">
            <text:p>9.24203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5.000008552" calcext:value-type="float">
            <text:p>285.000008552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91684" calcext:value-type="float">
            <text:p>1.891684</text:p>
          </table:table-cell>
          <table:table-cell/>
          <table:table-cell office:value-type="float" office:value="9.458419" calcext:value-type="float">
            <text:p>9.45841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8.000008552" calcext:value-type="float">
            <text:p>288.000008552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697155" calcext:value-type="float">
            <text:p>1.697155</text:p>
          </table:table-cell>
          <table:table-cell/>
          <table:table-cell office:value-type="float" office:value="8.485775" calcext:value-type="float">
            <text:p>8.48577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1.000008552" calcext:value-type="float">
            <text:p>291.000008552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547188" calcext:value-type="float">
            <text:p>2.547188</text:p>
          </table:table-cell>
          <table:table-cell/>
          <table:table-cell office:value-type="float" office:value="12.735941" calcext:value-type="float">
            <text:p>12.73594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4.000008552" calcext:value-type="float">
            <text:p>294.000008552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22648" calcext:value-type="float">
            <text:p>2.022648</text:p>
          </table:table-cell>
          <table:table-cell/>
          <table:table-cell office:value-type="float" office:value="10.113239" calcext:value-type="float">
            <text:p>10.11323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7.000008552" calcext:value-type="float">
            <text:p>297.000008552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39074" calcext:value-type="float">
            <text:p>2.039074</text:p>
          </table:table-cell>
          <table:table-cell/>
          <table:table-cell office:value-type="float" office:value="10.195372" calcext:value-type="float">
            <text:p>10.19537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0.000008552" calcext:value-type="float">
            <text:p>300.000008552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04264" calcext:value-type="float">
            <text:p>1.904264</text:p>
          </table:table-cell>
          <table:table-cell/>
          <table:table-cell office:value-type="float" office:value="9.521322" calcext:value-type="float">
            <text:p>9.521322</text:p>
          </table:table-cell>
          <table:table-cell/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0" meta:object-count="0"/>
    <meta:generator>LibreOffice/5.1.4.2$Linux_X86_64 LibreOffice_project/10m0$Build-2</meta:generator>
  </office:meta>
</office:document-meta>
</file>